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x</mi>
        <mrow>
          <mi>m</mi>
          <mi>n</mi>
        </mrow>
      </msub>
      <mrow>
        <mo stretchy="false">(</mo>
        <mrow>
          <mi>t</mi>
          <mi>'</mi>
        </mrow>
        <mo stretchy="false">)</mo>
      </mrow>
      <mrow>
        <mi/>
        <mo stretchy="false">≡</mo>
        <mi/>
      </mrow>
      <mrow>
        <mo stretchy="false">(</mo>
        <mrow>
          <mi>t</mi>
          <mrow>
            <mi/>
            <mo stretchy="false">−</mo>
            <mi/>
          </mrow>
          <msub>
            <mi>t</mi>
            <mtext>a</mtext>
          </msub>
        </mrow>
        <mo stretchy="false">)</mo>
      </mrow>
      <mi/>
      <mfenced open="∣" close="∣">
        <mrow>
          <mfenced open="〈" close="〉">
            <mrow>
              <mrow>
                <msubsup>
                  <mi>E</mi>
                  <mi>m</mi>
                  <mrow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</msubsup>
              </mrow>
              <mo stretchy="false">∣</mo>
              <mrow>
                <msub>
                  <mi>H</mi>
                  <mrow>
                    <mn>1</mn>
                    <mi>t</mi>
                    <mi>'</mi>
                  </mrow>
                </msub>
              </mrow>
              <mo stretchy="false">∣</mo>
              <mrow>
                <msubsup>
                  <mi>E</mi>
                  <mi>n</mi>
                  <mrow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</msubsup>
              </mrow>
            </mrow>
          </mfenced>
        </mrow>
      </mfenced>
    </mrow>
    <annotation encoding="StarMath 5.0">x _{m n} (t') ~equiv~ 
(t ~-~ t _"a") 
` 
left lline 
 left langle 
  E _m ^{(0)} mline 
  H _{1 t'} mline
  E _n ^{(0)} 
 right rangle 
right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0:03:47.652000000</meta:creation-date>
    <meta:generator>LibreOffice/4.1.4.2$Windows_x86 LibreOffice_project/0a0440ccc0227ad9829de5f46be37cfb6edcf72</meta:generator>
  </office:meta>
</office:document-meta>
</file>